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533.2827462511027<text:s text:c="2"/>532.943740076448<text:s text:c="2"/>533.2509644222288<text:s text:c="2"/>532.1368347544839<text:s text:c="2"/>530.8779211996471<text:s text:c="2"/>528.68850632167<text:s text:c="2"/>0.71<text:s text:c="2"/>0.99<text:s text:c="2"/>0.92<text:s text:c="2"/>0.71<text:s text:c="2"/>1.04<text:s text:c="2"/></text:span></text:p>
      <text:p text:style-name="P2"><text:span text:style-name="T2_1">536.3020199941193<text:s text:c="2"/>535.8570743898854<text:s text:c="2"/>536.2172684504559<text:s text:c="2"/>534.7676639223756<text:s text:c="2"/>533.2968715083798<text:s text:c="2"/>530.4894766245221<text:s text:c="2"/>1.02<text:s text:c="2"/>0.91<text:s text:c="2"/>0.94<text:s text:c="2"/>0.66<text:s text:c="2"/>0.68<text:s text:c="2"/></text:span></text:p>
      <text:p text:style-name="P3"><text:span text:style-name="T3_1">532.5588268156424<text:s text:c="2"/>532.2727903557776<text:s text:c="2"/>532.4387621287858<text:s text:c="2"/>530.8125918847396<text:s text:c="2"/>529.5536783299029<text:s text:c="2"/>527.6820817406646<text:s text:c="2"/>0.74<text:s text:c="2"/>0.93<text:s text:c="2"/>0.76<text:s text:c="2"/>0.96<text:s text:c="2"/>1.05<text:s text:c="2"/></text:span></text:p>
      <text:p text:style-name="P4"><text:span text:style-name="T4_1">533.3886856806821<text:s text:c="2"/>533.0496795060276<text:s text:c="2"/>533.3922169950016<text:s text:c="2"/>532.3663701852395<text:s text:c="2"/>531.1074566304028<text:s text:c="2"/>528.8297588944428<text:s text:c="2"/>0.71<text:s text:c="2"/>1.03<text:s text:c="2"/>0.9<text:s text:c="2"/>0.7<text:s text:c="2"/>1.02<text:s text:c="2"/></text:span></text:p>
      <text:p text:style-name="P5"><text:span text:style-name="T5_1">536.5845251396648<text:s text:c="2"/>536.1219229638341<text:s text:c="2"/>536.5174301675978<text:s text:c="2"/>535.0854822111144<text:s text:c="2"/>533.6146897971183<text:s text:c="2"/>530.7719817700677<text:s text:c="2"/>1.04<text:s text:c="2"/>0.9<text:s text:c="2"/>1.0<text:s text:c="2"/>0.64<text:s text:c="2"/>0.67<text:s text:c="2"/></text:span></text:p>
      <text:p text:style-name="P6"><text:span text:style-name="T6_1">532.7177359600117<text:s text:c="2"/>532.4140429285503<text:s text:c="2"/>532.6682975595414<text:s text:c="2"/>531.3952587474272<text:s text:c="2"/>530.2246280505733<text:s text:c="2"/>528.4413143193178<text:s text:c="2"/>0.69<text:s text:c="2"/>0.79<text:s text:c="2"/>1.03<text:s text:c="2"/>0.75<text:s text:c="2"/>0.97<text:s text:c="2"/></text:span></text:p>
      <text:p text:style-name="P7"><text:span text:style-name="T7_1">535.8076359894148<text:s text:c="2"/>535.4156600999706<text:s text:c="2"/>535.5992884445752<text:s text:c="2"/>533.2845119082623<text:s text:c="2"/>531.7077800646869<text:s text:c="2"/>528.6178800352837<text:s text:c="2"/>1.05<text:s text:c="2"/>0.74<text:s text:c="2"/>0.6<text:s text:c="2"/>0.6<text:s text:c="2"/>0.8<text:s text:c="2"/></text:span></text:p>
      <text:p text:style-name="P8"><text:span text:style-name="T8_1">527.2265421934725<text:s text:c="2"/>527.0817583063805<text:s text:c="2"/>527.2653866509851<text:s text:c="2"/>527.0693987062627<text:s text:c="2"/>526.5520611584827<text:s text:c="2"/>526.3401822993238<text:s text:c="2"/>0.69<text:s text:c="2"/>0.8<text:s text:c="2"/>1.03<text:s text:c="2"/>0.72<text:s text:c="2"/>1.01<text:s text:c="2"/></text:span></text:p>
      <text:p text:style-name="P9"><text:span text:style-name="T9_1">533.8477565421935<text:s text:c="2"/>533.4910937959423<text:s text:c="2"/>533.7276918553366<text:s text:c="2"/>532.3310570420464<text:s text:c="2"/>531.0898000588062<text:s text:c="2"/>529.2888297559541<text:s text:c="2"/>0.85<text:s text:c="2"/>0.79<text:s text:c="2"/>0.99<text:s text:c="2"/>0.98<text:s text:c="2"/>0.61<text:s text:c="2"/></text:span></text:p>
      <text:p text:style-name="P10"><text:span text:style-name="T10_1">532.753049103205<text:s text:c="2"/>532.4316995001469<text:s text:c="2"/>532.7036107027346<text:s text:c="2"/>531.5011981770066<text:s text:c="2"/>530.3129109085563<text:s text:c="2"/>528.4942840341075<text:s text:c="2"/>0.68<text:s text:c="2"/>0.78<text:s text:c="2"/>1.04<text:s text:c="2"/>0.7<text:s text:c="2"/>0.97<text:s text:c="2"/></text:span></text:p>
      <text:p text:style-name="P11"><text:span text:style-name="T11_1">536.5668685680683<text:s text:c="2"/>536.1219229638341<text:s text:c="2"/>536.4821170244047<text:s text:c="2"/>534.9089164951484<text:s text:c="2"/>533.3674977947661<text:s text:c="2"/>530.2246280505733<text:s text:c="2"/>1.05<text:s text:c="2"/>1.05<text:s text:c="2"/>0.66<text:s text:c="2"/>0.76<text:s text:c="2"/>0.6<text:s text:c="2"/></text:span></text:p>
      <text:p text:style-name="P12"><text:span text:style-name="T12_1">531.9585033813585<text:s text:c="2"/>531.6724669214937<text:s text:c="2"/>531.909064980888<text:s text:c="2"/>530.6360261687739<text:s text:c="2"/>529.4477389003234<text:s text:c="2"/>527.611455454278<text:s text:c="2"/>0.6<text:s text:c="2"/>0.86<text:s text:c="2"/>0.74<text:s text:c="2"/>0.83<text:s text:c="2"/>0.86<text:s text:c="2"/></text:span></text:p>
      <text:p text:style-name="P13"><text:span text:style-name="T13_1">530.7048867980006<text:s text:c="2"/>530.4365069097323<text:s text:c="2"/>530.7967009703029<text:s text:c="2"/>530.4418038812114<text:s text:c="2"/>529.5713349014995<text:s text:c="2"/>527.4702028815054<text:s text:c="2"/>1.05<text:s text:c="2"/>0.87<text:s text:c="2"/>0.74<text:s text:c="2"/>0.65<text:s text:c="2"/>0.74<text:s text:c="2"/></text:span></text:p>
      <text:p text:style-name="P14"><text:span text:style-name="T14_1">533.0178976771537<text:s text:c="2"/>532.6965480740957<text:s text:c="2"/>533.0214289914732<text:s text:c="2"/>531.9779256101147<text:s text:c="2"/>530.7366686268743<text:s text:c="2"/>528.5295971773006<text:s text:c="2"/>0.67<text:s text:c="2"/>0.98<text:s text:c="2"/>0.86<text:s text:c="2"/>0.69<text:s text:c="2"/>0.99<text:s text:c="2"/></text:span></text:p>
      <text:p text:style-name="P15"><text:span text:style-name="T15_1">532.1880388121142<text:s text:c="2"/>531.9020023522494<text:s text:c="2"/>532.1386004116437<text:s text:c="2"/>530.9538444575124<text:s text:c="2"/>529.8185269038518<text:s text:c="2"/>528.2117788885622<text:s text:c="2"/>0.61<text:s text:c="2"/>0.65<text:s text:c="2"/>1.05<text:s text:c="2"/>0.66<text:s text:c="2"/>0.87<text:s text:c="2"/></text:span></text:p>
      <text:p text:style-name="P16"><text:span text:style-name="T16_1">536.0724845633637<text:s text:c="2"/>535.6451955307263<text:s text:c="2"/>535.9700764481037<text:s text:c="2"/>534.3439062040575<text:s text:c="2"/>532.8907703616583<text:s text:c="2"/>530.2069714789767<text:s text:c="2"/>1.02<text:s text:c="2"/>0.78<text:s text:c="2"/>1.01<text:s text:c="2"/>0.6<text:s text:c="2"/>0.75<text:s text:c="2"/></text:span></text:p>
      <text:p text:style-name="P17"><text:span text:style-name="T17_1">532.4882005292561<text:s text:c="2"/>532.1845074977947<text:s text:c="2"/>532.4564187003824<text:s text:c="2"/>531.3776021758306<text:s text:c="2"/>530.2599411937664<text:s text:c="2"/>528.7414760364597<text:s text:c="2"/>0.63<text:s text:c="2"/>0.6<text:s text:c="2"/>1.05<text:s text:c="2"/>0.71<text:s text:c="2"/>0.6<text:s text:c="2"/></text:span></text:p>
      <text:p text:style-name="P18"><text:span text:style-name="T18_1">531.6230285210232<text:s text:c="2"/>531.354648632755<text:s text:c="2"/>531.5382769773596<text:s text:c="2"/>530.3005513084387<text:s text:c="2"/>529.253516612761<text:s text:c="2"/>528.176465745369<text:s text:c="2"/>0.6<text:s text:c="2"/>0.6<text:s text:c="2"/>1.05<text:s text:c="2"/>0.96<text:s text:c="2"/>0.62<text:s text:c="2"/></text:span></text:p>
      <text:p text:style-name="P19"><text:span text:style-name="T19_1">532.5235136724492<text:s text:c="2"/>532.2198206409879<text:s text:c="2"/>532.5093884151721<text:s text:c="2"/>531.5011981770066<text:s text:c="2"/>530.3835371949426<text:s text:c="2"/>528.7591326080563<text:s text:c="2"/>0.63<text:s text:c="2"/>0.74<text:s text:c="2"/>1.05<text:s text:c="2"/>0.75<text:s text:c="2"/>0.74<text:s text:c="2"/></text:span></text:p>
      <text:p text:style-name="P20"><text:span text:style-name="T20_1">533.4063422522787<text:s text:c="2"/>533.0673360776242<text:s text:c="2"/>533.3922169950016<text:s text:c="2"/>532.3134004704498<text:s text:c="2"/>531.054486915613<text:s text:c="2"/>528.7767891796531<text:s text:c="2"/>0.71<text:s text:c="2"/>1.02<text:s text:c="2"/>0.88<text:s text:c="2"/>0.7<text:s text:c="2"/>1.01<text:s text:c="2"/></text:span></text:p>
      <text:p text:style-name="P21"><text:span text:style-name="T21_1">533.0002411055572<text:s text:c="2"/>532.6965480740957<text:s text:c="2"/>532.8625198471037<text:s text:c="2"/>531.1304101734784<text:s text:c="2"/>529.8714966186417<text:s text:c="2"/>527.9822434578065<text:s text:c="2"/>0.77<text:s text:c="2"/>0.74<text:s text:c="2"/>0.76<text:s text:c="2"/>0.89<text:s text:c="2"/>0.74<text:s text:c="2"/></text:span></text:p>
      <text:p text:style-name="P22"><text:span text:style-name="T22_1">531.7819376653925<text:s text:c="2"/>531.5312143487209<text:s text:c="2"/>531.5382769773596<text:s text:c="2"/>529.3294398706263<text:s text:c="2"/>528.088182887386<text:s text:c="2"/>526.7286268744487<text:s text:c="2"/>0.74<text:s text:c="2"/>0.6<text:s text:c="2"/>0.78<text:s text:c="2"/>1.02<text:s text:c="2"/>1.01<text:s text:c="2"/></text:span></text:p>
      <text:p text:style-name="P23"><text:span text:style-name="T23_1">532.964927962364<text:s text:c="2"/>532.6612349309025<text:s text:c="2"/>532.7918935607174<text:s text:c="2"/>530.9361878859158<text:s text:c="2"/>529.6243046162892<text:s text:c="2"/>527.6467685974712<text:s text:c="2"/>0.79<text:s text:c="2"/>0.8<text:s text:c="2"/>0.67<text:s text:c="2"/>0.93<text:s text:c="2"/>0.84<text:s text:c="2"/></text:span></text:p>
      <text:p text:style-name="P24"><text:span text:style-name="T24_1">532.8060188179948<text:s text:c="2"/>532.4670126433401<text:s text:c="2"/>532.8448632755072<text:s text:c="2"/>532.1544913260805<text:s text:c="2"/>531.0191737724199<text:s text:c="2"/>529.1475771831813<text:s text:c="2"/>0.6<text:s text:c="2"/>0.81<text:s text:c="2"/>1.05<text:s text:c="2"/>0.6<text:s text:c="2"/>0.75<text:s text:c="2"/></text:span></text:p>
      <text:p text:style-name="P25"><text:span text:style-name="T25_1">536.5138988532784<text:s text:c="2"/>536.0689532490444<text:s text:c="2"/>536.4291473096149<text:s text:c="2"/>534.7853204939722<text:s text:c="2"/>533.2615583651867<text:s text:c="2"/>530.0833754778005<text:s text:c="2"/>1.05<text:s text:c="2"/>1.04<text:s text:c="2"/>0.64<text:s text:c="2"/>0.76<text:s text:c="2"/>0.62<text:s text:c="2"/></text:span></text:p>
      <text:p text:style-name="P26"><text:span text:style-name="T26_1">532.4705439576595<text:s text:c="2"/>532.1668509261981<text:s text:c="2"/>532.4387621287858<text:s text:c="2"/>531.3776021758306<text:s text:c="2"/>530.2246280505733<text:s text:c="2"/>528.4766274625109<text:s text:c="2"/>0.64<text:s text:c="2"/>0.84<text:s text:c="2"/>1.04<text:s text:c="2"/>0.75<text:s text:c="2"/>0.98<text:s text:c="2"/></text:span></text:p>
      <text:p text:style-name="P27"><text:span text:style-name="T27_1">531.1816142311085<text:s text:c="2"/>530.9308909144369<text:s text:c="2"/>531.0615495442516<text:s text:c="2"/>529.682571302558<text:s text:c="2"/>528.6178800352837<text:s text:c="2"/>527.5408291678917<text:s text:c="2"/>0.6<text:s text:c="2"/>0.75<text:s text:c="2"/>1.05<text:s text:c="2"/>1.05<text:s text:c="2"/>1.05<text:s text:c="2"/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